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AvantGarde Bk BT" svg:font-family="AvantGarde Bk BT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er" style:master-page-name="MPF0" style:family="paragraph">
      <style:paragraph-properties fo:break-before="page" style:page-number="1"/>
    </style:style>
    <style:style style:name="S1" style:family="section">
      <style:section-properties fo:margin-left="0in" fo:margin-right="0in" style:writing-mode="lr-tb"/>
    </style:style>
    <style:style style:name="P55" style:parent-style-name="Header" style:family="paragraph">
      <style:paragraph-properties>
        <style:tab-stops>
          <style:tab-stop style:type="left" style:position="4.4298in"/>
          <style:tab-stop style:type="right" style:position="6.3in"/>
        </style:tab-stops>
      </style:paragraph-properties>
    </style:style>
    <style:style style:name="T56" style:parent-style-name="Absatz-Standardschriftart" style:family="text">
      <style:text-properties fo:font-size="7pt" style:font-size-asian="7pt" style:font-size-complex="7pt"/>
    </style:style>
    <style:style style:name="P57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fo:language="da" fo:country="DK"/>
    </style:style>
    <style:style style:name="P58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fo:language="da" fo:country="DK"/>
    </style:style>
    <style:style style:name="P59" style:parent-style-name="Standard" style:family="paragraph">
      <style:text-properties fo:language="da" fo:country="DK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fo:language="en" fo:country="US"/>
    </style:style>
    <style:style style:name="P63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T66" style:parent-style-name="Absatz-Standardschriftart" style:family="text">
      <style:text-properties fo:font-size="7pt" style:font-size-asian="7pt" style:font-size-complex="7pt"/>
    </style:style>
    <style:style style:name="T67" style:parent-style-name="Absatz-Standardschriftart" style:family="text">
      <style:text-properties fo:font-size="7pt" style:font-size-asian="7pt" style:font-size-complex="7pt"/>
    </style:style>
    <style:style style:name="T68" style:parent-style-name="Absatz-Standardschriftart" style:family="text">
      <style:text-properties fo:font-size="7pt" style:font-size-asian="7pt" style:font-size-complex="7pt"/>
    </style:style>
    <style:style style:name="P69" style:parent-style-name="Header" style:family="paragraph">
      <style:paragraph-properties>
        <style:tab-stops>
          <style:tab-stop style:type="left" style:position="4.4298in"/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P70" style:parent-style-name="Standard" style:family="paragraph">
      <style:paragraph-properties>
        <style:tab-stops>
          <style:tab-stop style:type="left" style:position="4.4298in"/>
          <style:tab-stop style:type="right" style:position="6.3in"/>
        </style:tab-stops>
      </style:paragraph-properties>
      <style:text-properties style:font-name-complex="Arial"/>
    </style:style>
    <style:style style:name="P71" style:parent-style-name="Standard" style:family="paragraph">
      <style:paragraph-properties>
        <style:tab-stops>
          <style:tab-stop style:type="left" style:position="4.4298in"/>
          <style:tab-stop style:type="right" style:position="6.3in"/>
        </style:tab-stops>
      </style:paragraph-properties>
    </style:style>
    <style:style style:name="T72" style:parent-style-name="Absatz-Standardschriftart" style:family="text">
      <style:text-properties style:font-name-complex="Arial"/>
    </style:style>
    <style:style style:name="T73" style:parent-style-name="Absatz-Standardschriftart" style:family="text">
      <style:text-properties style:font-name-complex="Arial"/>
    </style:style>
    <style:style style:name="T74" style:parent-style-name="Absatz-Standardschriftart" style:family="text">
      <style:text-properties style:font-name-complex="Arial"/>
    </style:style>
    <style:style style:name="P75" style:parent-style-name="Header" style:family="paragraph">
      <style:paragraph-properties>
        <style:tab-stops>
          <style:tab-stop style:type="left" style:position="4.4298in"/>
          <style:tab-stop style:type="right" style:position="6.3in"/>
        </style:tab-stops>
      </style:paragraph-properties>
      <style:text-properties style:font-name-complex="Arial"/>
    </style:style>
    <style:style style:name="P76" style:parent-style-name="Header" style:family="paragraph">
      <style:paragraph-properties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P77" style:parent-style-name="Header" style:family="paragraph">
      <style:paragraph-properties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P78" style:parent-style-name="Header" style:family="paragraph">
      <style:paragraph-properties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P79" style:parent-style-name="Header" style:family="paragraph">
      <style:paragraph-properties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P80" style:parent-style-name="Standard" style:family="paragraph">
      <style:paragraph-properties>
        <style:tab-stops>
          <style:tab-stop style:type="left" style:position="4.627in"/>
          <style:tab-stop style:type="right" style:position="6.3in"/>
        </style:tab-stops>
      </style:paragraph-properties>
      <style:text-properties style:font-name-complex="Arial"/>
    </style:style>
    <style:style style:name="P81" style:parent-style-name="Standard" style:family="paragraph">
      <style:paragraph-properties>
        <style:tab-stops>
          <style:tab-stop style:type="left" style:position="4.627in"/>
          <style:tab-stop style:type="right" style:position="6.3in"/>
        </style:tab-stops>
      </style:paragraph-properties>
      <style:text-properties style:font-name-complex="Arial"/>
    </style:style>
    <style:style style:name="P82" style:parent-style-name="Standard" style:family="paragraph">
      <style:paragraph-properties>
        <style:tab-stops>
          <style:tab-stop style:type="left" style:position="4.627in"/>
          <style:tab-stop style:type="right" style:position="6.3in"/>
        </style:tab-stops>
      </style:paragraph-properties>
      <style:text-properties style:font-name-complex="Arial"/>
    </style:style>
    <style:style style:name="P83" style:parent-style-name="Standard" style:family="paragraph">
      <style:paragraph-properties>
        <style:tab-stops>
          <style:tab-stop style:type="left" style:position="4.627in"/>
          <style:tab-stop style:type="right" style:position="6.3in"/>
        </style:tab-stops>
      </style:paragraph-properties>
      <style:text-properties style:font-name-complex="Arial"/>
    </style:style>
    <style:style style:name="P84" style:parent-style-name="Standard" style:family="paragraph">
      <style:paragraph-properties>
        <style:tab-stops>
          <style:tab-stop style:type="left" style:position="4.627in"/>
          <style:tab-stop style:type="right" style:position="6.3in"/>
        </style:tab-stops>
      </style:paragraph-properties>
      <style:text-properties style:font-name-complex="Arial"/>
    </style:style>
    <style:style style:name="P85" style:parent-style-name="Standard" style:family="paragraph">
      <style:paragraph-properties>
        <style:tab-stops>
          <style:tab-stop style:type="left" style:position="4.627in"/>
          <style:tab-stop style:type="right" style:position="6.3in"/>
        </style:tab-stops>
      </style:paragraph-properties>
      <style:text-properties style:font-name-complex="Arial"/>
    </style:style>
    <style:style style:name="P86" style:parent-style-name="Standard" style:family="paragraph">
      <style:paragraph-properties>
        <style:tab-stops>
          <style:tab-stop style:type="left" style:position="4.627in"/>
          <style:tab-stop style:type="right" style:position="6.3in"/>
        </style:tab-stops>
      </style:paragraph-properties>
      <style:text-properties style:font-name-complex="Arial"/>
    </style:style>
    <style:style style:name="P87" style:parent-style-name="Standard" style:family="paragraph">
      <style:paragraph-properties>
        <style:tab-stops>
          <style:tab-stop style:type="left" style:position="4.627in"/>
          <style:tab-stop style:type="right" style:position="6.3in"/>
        </style:tab-stops>
      </style:paragraph-properties>
      <style:text-properties style:font-name-complex="Arial"/>
    </style:style>
    <style:style style:name="P88" style:parent-style-name="Standard" style:family="paragraph">
      <style:paragraph-properties fo:text-indent="-0.4in"/>
    </style:style>
    <style:style style:name="T89" style:parent-style-name="Absatz-Standardschriftart" style:family="text">
      <style:text-properties style:font-name-complex="Arial"/>
    </style:style>
    <style:style style:name="T90" style:parent-style-name="Absatz-Standardschriftart" style:family="text">
      <style:text-properties style:font-name-complex="Arial"/>
    </style:style>
    <style:style style:name="T91" style:parent-style-name="Absatz-Standardschriftart" style:family="text">
      <style:text-properties style:font-name-complex="Arial"/>
    </style:style>
    <style:style style:name="T92" style:parent-style-name="Absatz-Standardschriftart" style:family="text">
      <style:text-properties style:font-name-complex="Arial"/>
    </style:style>
    <style:style style:name="T93" style:parent-style-name="Absatz-Standardschriftart" style:family="text">
      <style:text-properties style:font-name-complex="Arial"/>
    </style:style>
    <style:style style:name="P94" style:parent-style-name="Standard" style:family="paragraph">
      <style:paragraph-properties fo:text-indent="-0.4in"/>
      <style:text-properties style:font-name-complex="Arial"/>
    </style:style>
    <style:style style:name="P95" style:parent-style-name="Standard" style:family="paragraph">
      <style:paragraph-properties fo:text-indent="-0.4in"/>
      <style:text-properties style:font-name-complex="Arial"/>
    </style:style>
    <style:style style:name="P96" style:parent-style-name="Standard" style:family="paragraph">
      <style:paragraph-properties fo:text-indent="-0.4in"/>
      <style:text-properties style:font-name-complex="Arial"/>
    </style:style>
    <style:style style:name="P97" style:parent-style-name="Standard" style:family="paragraph">
      <style:paragraph-properties fo:text-indent="-0.4in"/>
      <style:text-properties style:font-name-complex="Arial"/>
    </style:style>
    <style:style style:name="P98" style:parent-style-name="Standard" style:family="paragraph">
      <style:paragraph-properties>
        <style:tab-stops>
          <style:tab-stop style:type="left" style:position="4.4298in"/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P99" style:parent-style-name="Standard" style:family="paragraph">
      <style:paragraph-properties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weight="bold" style:font-weight-asian="bold" fo:font-size="12pt" style:font-size-asian="12pt"/>
    </style:style>
    <style:style style:name="P100" style:parent-style-name="Standard" style:family="paragraph">
      <style:paragraph-properties>
        <style:tab-stops>
          <style:tab-stop style:type="left" style:position="4.725in"/>
          <style:tab-stop style:type="right" style:position="6.3in"/>
        </style:tab-stops>
      </style:paragraph-properties>
    </style:style>
    <style:style style:name="T101" style:parent-style-name="Absatz-Standardschriftart" style:family="text">
      <style:text-properties style:font-name-complex="Arial"/>
    </style:style>
    <style:style style:name="T102" style:parent-style-name="Absatz-Standardschriftart" style:family="text">
      <style:text-properties style:font-name-complex="Arial"/>
    </style:style>
    <style:style style:name="P103" style:parent-style-name="Standard" style:family="paragraph">
      <style:paragraph-properties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olumn105" style:family="table-column">
      <style:table-column-properties style:column-width="0.3958in" style:use-optimal-column-width="false"/>
    </style:style>
    <style:style style:name="TableColumn106" style:family="table-column">
      <style:table-column-properties style:column-width="0.5625in" style:use-optimal-column-width="false"/>
    </style:style>
    <style:style style:name="TableColumn107" style:family="table-column">
      <style:table-column-properties style:column-width="0.5729in" style:use-optimal-column-width="false"/>
    </style:style>
    <style:style style:name="TableColumn108" style:family="table-column">
      <style:table-column-properties style:column-width="3.0312in" style:use-optimal-column-width="false"/>
    </style:style>
    <style:style style:name="TableColumn109" style:family="table-column">
      <style:table-column-properties style:column-width="0.8645in" style:use-optimal-column-width="false"/>
    </style:style>
    <style:style style:name="TableColumn110" style:family="table-column">
      <style:table-column-properties style:column-width="0.8722in" style:use-optimal-column-width="false"/>
    </style:style>
    <style:style style:name="Table104" style:family="table">
      <style:table-properties style:width="6.2993in" fo:margin-left="0in" table:align="left"/>
    </style:style>
    <style:style style:name="TableRow111" style:family="table-row">
      <style:table-row-properties style:use-optimal-row-height="false" fo:keep-together="always"/>
    </style:style>
    <style:style style:name="TableCell11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3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weight="bold" style:font-weight-asian="bold"/>
    </style:style>
    <style:style style:name="TableCell11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5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-complex="Arial" fo:font-weight="bold" style:font-weight-asian="bold"/>
    </style:style>
    <style:style style:name="TableCell11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7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-complex="Arial" fo:font-weight="bold" style:font-weight-asian="bold"/>
    </style:style>
    <style:style style:name="TableCell11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9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weight="bold" style:font-weight-asian="bold"/>
    </style:style>
    <style:style style:name="TableCell12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1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weight="bold" style:font-weight-asian="bold"/>
    </style:style>
    <style:style style:name="TableCell122" style:family="table-cell">
      <style:table-cell-properties fo:border="0.0069in solid #000000" fo:padding-top="0in" fo:padding-left="0.0486in" fo:padding-bottom="0in" fo:padding-right="0.0486in"/>
    </style:style>
    <style:style style:name="P123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weight="bold" style:font-weight-asian="bold"/>
    </style:style>
    <style:style style:name="TableRow124" style:family="table-row">
      <style:table-row-properties style:use-optimal-row-height="false" fo:keep-together="always"/>
    </style:style>
    <style:style style:name="TableCell12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26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12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28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-complex="Arial"/>
    </style:style>
    <style:style style:name="TableCell12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0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-complex="Arial"/>
    </style:style>
    <style:style style:name="TableCell13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2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13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4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13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36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Row137" style:family="table-row">
      <style:table-row-properties style:use-optimal-row-height="false" fo:keep-together="always"/>
    </style:style>
    <style:style style:name="TableCell13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9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14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41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142" style:family="table-cell">
      <style:table-cell-properties fo:border="0.0069in solid #000000" fo:padding-top="0in" fo:padding-left="0.0486in" fo:padding-bottom="0in" fo:padding-right="0.0486in"/>
    </style:style>
    <style:style style:name="P143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Row144" style:family="table-row">
      <style:table-row-properties style:use-optimal-row-height="false" fo:keep-together="always"/>
    </style:style>
    <style:style style:name="TableCell14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6" style:parent-style-name="Header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14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8" style:parent-style-name="Standard" style:family="paragraph">
      <style:paragraph-properties fo:keep-with-next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14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50" style:parent-style-name="Header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P151" style:parent-style-name="Header" style:family="paragraph">
      <style:paragraph-properties fo:keep-with-next="always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P152" style:parent-style-name="Standard" style:family="paragraph">
      <style:paragraph-properties fo:margin-top="0.1666in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P153" style:parent-style-name="Standard" style:family="paragraph">
      <style:paragraph-properties fo:margin-top="0.1666in"/>
    </style:style>
    <style:style style:name="P154" style:parent-style-name="Standard" style:family="paragraph">
      <style:paragraph-properties fo:margin-top="0.1666in"/>
    </style:style>
    <style:style style:family="graphic" style:name="a1">
      <style:graphic-properties fo:min-width="0.00069in" fo:min-height="0.04028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">
      <style:graphic-properties fo:min-width="0.00069in" fo:min-height="0.04028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">
      <style:graphic-properties fo:min-width="0.00069in" fo:min-height="0.04028in" fo:wrap-option="wrap" fo:padding-top="0.0902in" fo:padding-bottom="0.0902in" fo:padding-left="0.1736in" fo:padding-right="0.1736in" draw:textarea-vertical-align="top" style:wrap="run-through" style:run-through="foreground" style:writing-mode="lr-tb" draw:fill="none" draw:stroke="solid" svg:stroke-width="0.0102in" svg:stroke-color="#000000" svg:stroke-opacity="100%" draw:stroke-linejoin="miter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2.375in" fo:min-height="2.58889in" fo:wrap-option="wrap" fo:border="0.01042in none" fo:padding-top="0in" fo:padding-bottom="0in" fo:padding-left="0in" fo:padding-right="0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/>
      <text:section text:name="Sect1" text:style-name="S1">
        <text:soft-page-break/>
        <text:p text:style-name="P55"><text:span text:style-name="T56">@internal_name;noquote@</text:span><text:s/><draw:custom-shape svg:x="0.39375in" svg:y="8.34583in" svg:width="0.04028in" svg:height="0.00069in" draw:z-index="251659264" draw:id="id1" draw:style-name="a1" draw:name="Line 3" text:anchor-type="paragraph"><svg:desc/><text:p text:style-name="Standard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custom-shape svg:x="0.39375in" svg:y="5.94028in" svg:width="0.04028in" svg:height="0.00069in" draw:z-index="251658240" draw:id="id2" draw:style-name="a2" draw:name="Line 4" text:anchor-type="paragraph"><svg:desc/><text:p text:style-name="Standard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custom-shape svg:x="0.39375in" svg:y="4.22222in" svg:width="0.04028in" svg:height="0.00069in" draw:z-index="251657216" draw:id="id3" draw:style-name="a3" draw:name="Line 5" text:anchor-type="paragraph"><svg:desc/><text:p text:style-name="Standard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frame draw:z-index="251656192" draw:id="id4" draw:style-name="a4" draw:name="Frame1" text:anchor-type="paragraph" svg:x="3.68333in" svg:y="0.00069in" svg:width="2.58889in" svg:height="2.375in" style:rel-width="scale" style:rel-height="scale"><draw:text-box><text:p text:style-name="Standard">@internal_name;noquote@</text:p><text:p text:style-name="Standard"/><text:p text:style-name="Standard">@internal_address_line1;noquote@</text:p><text:p text:style-name="Standard">@internal_country_code;noquote@-@internal_postal_code;noquote@ @internal_city;noquote@</text:p><text:p text:style-name="P57">Fon: <text:s/>@internal_phone;noquote@</text:p><text:p text:style-name="P58">Fax: <text:s/>@internal_fax;noquote@</text:p><text:p text:style-name="P59"/><text:p text:style-name="P60">[STREET]</text:p><text:p text:style-name="P61">[ZIP] [CITY]</text:p><text:p text:style-name="P62">Fon:<text:tab/>[PHONE]</text:p><text:p text:style-name="P63">Fax:<text:tab/>[FAX]</text:p><text:p text:style-name="P64"/><text:p text:style-name="P65">@internal_primary_contact_email;noquote@</text:p><text:p text:style-name="Standard">@internal_web_site;noquote@</text:p></draw:text-box><svg:desc/></draw:frame><text:span text:style-name="T66"><text:s/>·</text:span><text:s/><text:span text:style-name="T67"><text:s/>@internal_address_line1;noquote@ <text:s/>·</text:span><text:s/><text:span text:style-name="T68">@internal_postal_code;noquote@ @internal_city;noquote@</text:span></text:p>
        <text:p text:style-name="P69"/>
        <text:p text:style-name="P70"><text:bookmark-start text:name="KundeFirma"/>@company_name;noquote@<text:bookmark-end text:name="KundeFirma"/></text:p>
        <text:p text:style-name="P71"><text:span text:style-name="T72">@salutation;noquote@<text:s/></text:span><text:bookmark-start text:name="KundeNameVorname"/><text:bookmark-start text:name="KundeAnrede"/><text:span text:style-name="T73">@company_contact_name;noqu</text:span><text:span text:style-name="T74">ote@</text:span><text:bookmark-end text:name="KundeNameVorname"/><text:bookmark-end text:name="KundeAnrede"/></text:p>
        <text:p text:style-name="P75">@user_position;noquote@</text:p>
        <text:p text:style-name="P76">@address_line1;noquote@</text:p>
        <text:p text:style-name="P77"/>
        <text:p text:style-name="P78"><text:bookmark-start text:name="KundeStrasse"/>@address_postal_code;noquote@ @address_city;noquote@<text:bookmark-end text:name="KundeStrasse"/></text:p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  <text:p text:style-name="P88"><text:span text:style-name="T89"><text:tab/>Seite:</text:span><text:span text:style-name="T90"><text:tab/></text:span><text:span text:style-name="T91"><text:page-number text:fixed="false">1</text:page-number></text:span><text:span text:style-name="T92"><text:s/>von<text:s/></text:span><text:span text:style-name="T93"><text:page-count style:num-format="1">1</text:page-count></text:span></text:p>
        <text:p text:style-name="P94"><text:tab/>Kundennr.:<text:tab/>@company_path;noquote@</text:p>
        <text:p text:style-name="P95"><text:tab/>Steuernr.:<text:tab/>@internal_tax_id;noquote@</text:p>
        <text:p text:style-name="P96"><text:tab/>USt-IdNr.:<text:tab/>@internal_vat_number;noquote@</text:p>
        <text:p text:style-name="P97"><text:tab/>Datum:<text:tab/><text:tab/><text:bookmark-start text:name="Belegdatum"/><text:bookmark-end text:name="Belegdatum"/>@invoice_date_pretty;noquote@</text:p>
        <text:p text:style-name="P98"><text:tab/><text:s/><text:tab/></text:p>
        <text:p text:style-name="P99"><text:bookmark-start text:name="Betreff_NR"/>R<text:bookmark-end text:name="Betreff_NR"/>echnung @invoice_nr;noquote@</text:p>
        <text:p text:style-name="P100"><text:bookmark-start text:name="A_Beschreib"/><text:span text:style-name="T101">Auftragsbesch</text:span><text:s/><text:bookmark-end text:name="A_Beschreib"/><text:span text:style-name="T102">laut vorliegendem Angebot.</text:span></text:p>
        <text:p text:style-name="P103"/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</table:table-columns>
          <table:table-header-rows>
            <table:table-row table:style-name="TableRow111">
              <table:table-cell table:style-name="TableCell112">
                <text:p text:style-name="P113">Pos<text:bookmark-start text:name="PositionNr"/><text:bookmark-end text:name="PositionNr"/></text:p>
              </table:table-cell>
              <table:table-cell table:style-name="TableCell114">
                <text:p text:style-name="P115"><text:bookmark-start text:name="Menge"/>Menge<text:bookmark-start text:name="Einheit"/><text:bookmark-end text:name="Menge"/><text:bookmark-end text:name="Einheit"/></text:p>
              </table:table-cell>
              <table:table-cell table:style-name="TableCell116">
                <text:p text:style-name="P117"><text:bookmark-start text:name="Artikel_NR"/><text:bookmark-end text:name="Artikel_NR"/>Einheit</text:p>
              </table:table-cell>
              <table:table-cell table:style-name="TableCell118">
                <text:p text:style-name="P119">Text<text:bookmark-start text:name="Artikel_Text"/><text:bookmark-end text:name="Artikel_Text"/></text:p>
              </table:table-cell>
              <table:table-cell table:style-name="TableCell120">
                <text:p text:style-name="P121">Preis<text:bookmark-start text:name="Artikel_Rabatt"/><text:bookmark-end text:name="Artikel_Rabatt"/></text:p>
              </table:table-cell>
              <table:table-cell table:style-name="TableCell122">
                <text:p text:style-name="P123">Gesamt</text:p>
              </table:table-cell>
            </table:table-row>
          </table:table-header-rows>
          <table:table-row table:style-name="TableRow124">
            <table:table-cell table:style-name="TableCell125">
              <text:p text:style-name="P126">@ctr@</text:p>
            </table:table-cell>
            <table:table-cell table:style-name="TableCell127">
              <text:p text:style-name="P128">@item_units_pretty@</text:p>
            </table:table-cell>
            <table:table-cell table:style-name="TableCell129">
              <text:p text:style-name="P130">@item_uom@</text:p>
            </table:table-cell>
            <table:table-cell table:style-name="TableCell131">
              <text:p text:style-name="P132">@item_name;noquote@</text:p>
            </table:table-cell>
            <table:table-cell table:style-name="TableCell133">
              <text:p text:style-name="P134">@price_per_unit@</text:p>
            </table:table-cell>
            <table:table-cell table:style-name="TableCell135">
              <text:p text:style-name="P136">@amount_pretty@</text:p>
            </table:table-cell>
          </table:table-row>
          <table:table-row table:style-name="TableRow137">
            <table:table-cell table:style-name="TableCell138" table:number-columns-spanned="4">
              <text:p text:style-name="P139">Mwstr</text:p>
            </table:table-cell>
            <table:covered-table-cell/>
            <table:covered-table-cell/>
            <table:covered-table-cell/>
            <table:table-cell table:style-name="TableCell140">
              <text:p text:style-name="P141">@vat_perc_pretty;noquote@</text:p>
            </table:table-cell>
            <table:table-cell table:style-name="TableCell142">
              <text:p text:style-name="P143">@vat_amount_pretty;noquote@</text:p>
            </table:table-cell>
          </table:table-row>
          <table:table-row table:style-name="TableRow144">
            <table:table-cell table:style-name="TableCell145" table:number-columns-spanned="4">
              <text:p text:style-name="P146">Gesamtbetrag</text:p>
            </table:table-cell>
            <table:covered-table-cell/>
            <table:covered-table-cell/>
            <table:covered-table-cell/>
            <table:table-cell table:style-name="TableCell147">
              <text:p text:style-name="P148"/>
            </table:table-cell>
            <table:table-cell table:style-name="TableCell149">
              <text:p text:style-name="P150">@grand_total_pretty;noquote@</text:p>
            </table:table-cell>
          </table:table-row>
        </table:table>
        <text:p text:style-name="P151"/>
        <text:p text:style-name="P152">Zahlbar sofort.</text:p>
        <text:p text:style-name="P153">Im Übrigen gelten die Allgemeinen Geschäftsbedingungen der @internal_name;noquote@.</text:p>
        <text:p text:style-name="P154">Herzlichen Dank für Ihr Vertrauen.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AvantGarde Bk BT" svg:font-family="AvantGarde Bk BT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en" style:country-complex="US" style:text-combine="none" fo:hyphenate="true"/>
    </style:default-style>
    <style:style style:name="Standard" style:display-name="Standard" style:family="paragraph" style:default-outline-level="2">
      <style:paragraph-properties fo:widows="2" fo:orphans="2"/>
      <style:text-properties style:font-name="Arial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Absatz-Standardschriftart" style:display-name="Absatz-Standardschriftart" style:family="text"/>
    <style:style style:name="Textbody" style:display-name="Text body" style:family="paragraph" style:parent-style-name="Standard" style:default-outline-level="2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 style:default-outline-level="2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/>
      <style:text-properties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>
        <style:tab-stops>
          <style:tab-stop style:type="left" style:position="4.725in"/>
          <style:tab-stop style:type="right" style:position="6.3in"/>
        </style:tab-stops>
      </style:paragraph-properties>
      <style:text-properties style:font-name="Tahoma" fo:font-weight="bold" style:font-weight-asian="bold" fo:hyphenate="false"/>
    </style:style>
    <style:style style:name="Liste" style:display-name="Liste" style:family="paragraph" style:parent-style-name="Textbody" style:default-outline-level="2">
      <style:text-properties style:font-name-complex="Tahoma" fo:font-size="12pt" style:font-size-asian="12pt" fo:hyphenate="false"/>
    </style:style>
    <style:style style:name="Header" style:display-name="Header" style:family="paragraph" style:parent-style-name="Standard" style:default-outline-level="2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 style:default-outline-level="2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 style:default-outline-level="2">
      <style:paragraph-properties text:number-lines="false"/>
      <style:text-properties fo:hyphenate="false"/>
    </style:style>
    <style:style style:name="TableHeading" style:display-name="Table Heading" style:family="paragraph" style:parent-style-name="TableContents" style:default-outline-level="2">
      <style:paragraph-properties fo:text-align="center"/>
      <style:text-properties fo:font-weight="bold" style:font-weight-asian="bold" style:font-weight-complex="bold" fo:hyphenate="false"/>
    </style:style>
    <style:style style:name="Caption" style:display-name="Caption" style:family="paragraph" style:parent-style-name="Standard" style:default-outline-level="2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Framecontents" style:display-name="Frame contents" style:family="paragraph" style:parent-style-name="Textbody" style:default-outline-level="2">
      <style:text-properties fo:hyphenate="false"/>
    </style:style>
    <style:style style:name="Index" style:display-name="Index" style:family="paragraph" style:parent-style-name="Standard" style:default-outline-level="2">
      <style:paragraph-properties text:number-lines="false"/>
      <style:text-properties style:font-name-complex="Tahoma" fo:font-size="12pt" style:font-size-asian="12pt" fo:hyphenate="false"/>
    </style:style>
    <style:style style:name="Absenderadresse" style:display-name="Absenderadresse" style:family="paragraph" style:parent-style-name="Standard" style:default-outline-level="2">
      <style:paragraph-properties fo:keep-together="always" style:line-height-at-least="0.1388in">
        <style:tab-stops>
          <style:tab-stop style:type="left" style:position="1.5229in"/>
        </style:tab-stops>
      </style:paragraph-properties>
      <style:text-properties fo:letter-spacing="-0.0013in" fo:font-size="8pt" style:font-size-asian="8pt" fo:hyphenate="false"/>
    </style:style>
    <style:style style:name="PageNumber" style:display-name="Page Number" style:family="text" style:parent-style-name="Absatz-Standardschriftart"/>
    <style:style style:name="Kopfzeile" style:display-name="Kopfzeile" style:family="paragraph" style:parent-style-name="Standard" style:default-outline-level="2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asian="Times New Roman" style:font-name-complex="Times New Roman" fo:font-size="10pt" style:font-size-asian="10pt" style:font-size-complex="10pt" style:language-complex="ar" style:country-complex="SA"/>
    </style:style>
    <style:style style:name="Fußzeile" style:display-name="Fußzeile" style:family="paragraph" style:parent-style-name="Standard" style:default-outline-level="2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Arial" style:font-name-asian="Times New Roman" style:font-name-complex="Times New Roman" fo:font-size="10pt" style:font-size-asian="10pt" style:font-size-complex="10pt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259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506in"/>
      </style:header-style>
      <style:footer-style>
        <style:header-footer-properties style:dynamic-spacing="true" fo:min-height="0.5277in"/>
      </style:footer-style>
    </style:page-layout>
    <style:style style:name="P2" style:parent-style-name="Header" style:family="paragraph">
      <style:paragraph-properties>
        <style:tab-stops>
          <style:tab-stop style:type="center" style:position="3.15in"/>
          <style:tab-stop style:type="left" style:position="4.725in"/>
          <style:tab-stop style:type="left" style:position="5.1187in"/>
          <style:tab-stop style:type="right" style:position="6.3in"/>
        </style:tab-stops>
      </style:paragraph-properties>
    </style:style>
    <style:style style:name="T3" style:parent-style-name="Absatz-Standardschriftart" style:family="text">
      <style:text-properties style:font-name="Tahoma"/>
    </style:style>
    <style:style style:name="T4" style:parent-style-name="Absatz-Standardschriftart" style:family="text">
      <style:text-properties style:font-name="Tahoma"/>
    </style:style>
    <style:style style:name="T5" style:parent-style-name="Absatz-Standardschriftart" style:family="text">
      <style:text-properties style:font-name="Tahoma"/>
    </style:style>
    <style:style style:name="P6" style:parent-style-name="Header" style:family="paragraph">
      <style:paragraph-properties>
        <style:tab-stops>
          <style:tab-stop style:type="center" style:position="3.15in"/>
          <style:tab-stop style:type="left" style:position="4.725in"/>
          <style:tab-stop style:type="right" style:position="6.3in"/>
        </style:tab-stops>
      </style:paragraph-properties>
      <style:text-properties style:font-name="Tahoma" style:text-underline-type="single" style:text-underline-style="solid" style:text-underline-width="auto" style:text-underline-mode="continuous"/>
    </style:style>
    <style:style style:name="P7" style:parent-style-name="Header" style:family="paragraph">
      <style:paragraph-properties>
        <style:tab-stops>
          <style:tab-stop style:type="center" style:position="3.15in"/>
          <style:tab-stop style:type="left" style:position="4.725in"/>
          <style:tab-stop style:type="right" style:position="6.3in"/>
        </style:tab-stops>
      </style:paragraph-properties>
    </style:style>
    <style:style style:name="P8" style:parent-style-name="Standard" style:family="paragraph">
      <style:paragraph-properties fo:text-align="center"/>
    </style:style>
    <style:style style:name="T9" style:parent-style-name="Absatz-Standardschriftart" style:family="text">
      <style:text-properties style:font-name="AvantGarde Bk BT" fo:font-size="6pt" style:font-size-asian="6pt"/>
    </style:style>
    <style:style style:name="T10" style:parent-style-name="Absatz-Standardschriftart" style:family="text">
      <style:text-properties style:font-name="Symbol" fo:font-size="6pt" style:font-size-asian="6pt"/>
    </style:style>
    <style:style style:name="T11" style:parent-style-name="Absatz-Standardschriftart" style:family="text">
      <style:text-properties style:font-name="AvantGarde Bk BT" fo:font-size="6pt" style:font-size-asian="6pt"/>
    </style:style>
    <style:style style:name="T12" style:parent-style-name="Absatz-Standardschriftart" style:family="text">
      <style:text-properties style:font-name="Symbol" fo:font-size="6pt" style:font-size-asian="6pt"/>
    </style:style>
    <style:style style:name="P13" style:parent-style-name="Standard" style:family="paragraph">
      <style:paragraph-properties fo:text-align="center"/>
    </style:style>
    <style:style style:name="T14" style:parent-style-name="Absatz-Standardschriftart" style:family="text">
      <style:text-properties style:font-name="AvantGarde Bk BT" fo:font-size="6pt" style:font-size-asian="6pt"/>
    </style:style>
    <style:style style:name="T15" style:parent-style-name="Absatz-Standardschriftart" style:family="text">
      <style:text-properties style:font-name="Symbol" fo:font-size="6pt" style:font-size-asian="6pt"/>
    </style:style>
    <style:style style:name="T16" style:parent-style-name="Absatz-Standardschriftart" style:family="text">
      <style:text-properties style:font-name="AvantGarde Bk BT" fo:font-size="6pt" style:font-size-asian="6pt"/>
    </style:style>
    <style:style style:name="T17" style:parent-style-name="Absatz-Standardschriftart" style:family="text">
      <style:text-properties style:font-name="Symbol" fo:font-size="6pt" style:font-size-asian="6pt"/>
    </style:style>
    <style:style style:name="T18" style:parent-style-name="Absatz-Standardschriftart" style:family="text">
      <style:text-properties style:font-name="AvantGarde Bk BT" fo:font-size="6pt" style:font-size-asian="6pt"/>
    </style:style>
    <style:style style:name="T19" style:parent-style-name="Absatz-Standardschriftart" style:family="text">
      <style:text-properties style:font-name="Symbol" fo:font-size="6pt" style:font-size-asian="6pt"/>
    </style:style>
    <style:style style:name="P20" style:parent-style-name="Standard" style:family="paragraph">
      <style:paragraph-properties fo:text-align="center"/>
      <style:text-properties style:font-name="AvantGarde Bk BT" fo:font-size="6pt" style:font-size-asian="6pt"/>
    </style:style>
    <style:style style:name="P21" style:parent-style-name="Header" style:family="paragraph">
      <style:paragraph-properties fo:text-align="center"/>
      <style:text-properties fo:language="en" fo:country="US"/>
    </style:style>
    <style:style style:name="P22" style:parent-style-name="Standard" style:family="paragraph">
      <style:paragraph-properties fo:text-align="center"/>
    </style:style>
    <style:style style:name="T23" style:parent-style-name="Absatz-Standardschriftart" style:family="text">
      <style:text-properties style:font-name="Symbol" fo:font-size="6pt" style:font-size-asian="6pt"/>
    </style:style>
    <style:style style:name="T24" style:parent-style-name="Absatz-Standardschriftart" style:family="text">
      <style:text-properties style:font-name="Symbol" fo:font-size="6pt" style:font-size-asian="6pt"/>
    </style:style>
    <style:style style:name="T25" style:parent-style-name="Absatz-Standardschriftart" style:family="text">
      <style:text-properties style:font-name="Symbol" fo:font-size="6pt" style:font-size-asian="6pt"/>
    </style:style>
    <style:style style:name="T26" style:parent-style-name="Absatz-Standardschriftart" style:family="text">
      <style:text-properties style:font-name="Symbol" fo:font-size="6pt" style:font-size-asian="6pt"/>
    </style:style>
    <style:style style:name="T27" style:parent-style-name="Absatz-Standardschriftart" style:family="text">
      <style:text-properties style:font-name="Symbol" fo:font-size="6pt" style:font-size-asian="6pt"/>
    </style:style>
    <style:style style:name="T28" style:parent-style-name="Absatz-Standardschriftart" style:family="text">
      <style:text-properties style:font-name="Symbol" fo:font-size="6pt" style:font-size-asian="6pt"/>
    </style:style>
    <style:style style:name="T29" style:parent-style-name="Absatz-Standardschriftart" style:family="text">
      <style:text-properties style:font-name="Symbol" fo:font-size="6pt" style:font-size-asian="6pt"/>
    </style:style>
    <style:style style:name="T30" style:parent-style-name="Absatz-Standardschriftart" style:family="text">
      <style:text-properties style:font-name="Symbol" fo:font-size="6pt" style:font-size-asian="6pt"/>
    </style:style>
    <style:style style:name="T31" style:parent-style-name="Absatz-Standardschriftart" style:family="text">
      <style:text-properties style:font-name="Symbol" fo:font-size="6pt" style:font-size-asian="6pt"/>
    </style:style>
    <style:style style:name="T32" style:parent-style-name="Absatz-Standardschriftart" style:family="text">
      <style:text-properties style:font-name="Symbol" fo:font-size="6pt" style:font-size-asian="6pt"/>
    </style:style>
    <style:style style:name="T33" style:parent-style-name="Absatz-Standardschriftart" style:family="text">
      <style:text-properties style:font-name="Symbol" fo:font-size="6pt" style:font-size-asian="6pt"/>
    </style:style>
    <style:style style:name="T34" style:parent-style-name="Absatz-Standardschriftart" style:family="text">
      <style:text-properties style:font-name="Symbol" fo:font-size="6pt" style:font-size-asian="6pt"/>
    </style:style>
    <style:style style:name="T35" style:parent-style-name="Absatz-Standardschriftart" style:family="text">
      <style:text-properties style:font-name="Symbol" fo:font-size="6pt" style:font-size-asian="6pt"/>
    </style:style>
    <style:style style:name="T36" style:parent-style-name="Absatz-Standardschriftart" style:family="text">
      <style:text-properties style:font-name="Symbol" fo:font-size="6pt" style:font-size-asian="6pt"/>
    </style:style>
    <style:style style:name="T37" style:parent-style-name="Absatz-Standardschriftart" style:family="text">
      <style:text-properties style:font-name="Symbol" fo:font-size="6pt" style:font-size-asian="6pt"/>
    </style:style>
    <style:style style:name="T38" style:parent-style-name="Absatz-Standardschriftart" style:family="text">
      <style:text-properties style:font-name="Symbol" fo:font-size="6pt" style:font-size-asian="6pt"/>
    </style:style>
    <style:style style:name="T39" style:parent-style-name="Absatz-Standardschriftart" style:family="text">
      <style:text-properties style:font-name="Symbol" fo:font-size="6pt" style:font-size-asian="6pt"/>
    </style:style>
    <style:style style:name="T40" style:parent-style-name="Absatz-Standardschriftart" style:family="text">
      <style:text-properties style:font-name="Symbol" fo:font-size="6pt" style:font-size-asian="6pt"/>
    </style:style>
    <style:style style:name="T41" style:parent-style-name="Absatz-Standardschriftart" style:family="text">
      <style:text-properties style:font-name="Symbol" fo:font-size="6pt" style:font-size-asian="6pt"/>
    </style:style>
    <style:style style:name="T42" style:parent-style-name="Absatz-Standardschriftart" style:family="text">
      <style:text-properties style:font-name="Symbol" fo:font-size="6pt" style:font-size-asian="6pt"/>
    </style:style>
    <style:style style:name="T43" style:parent-style-name="Absatz-Standardschriftart" style:family="text">
      <style:text-properties style:font-name="Symbol" fo:font-size="6pt" style:font-size-asian="6pt"/>
    </style:style>
    <style:style style:name="T44" style:parent-style-name="Absatz-Standardschriftart" style:family="text">
      <style:text-properties style:font-name="Symbol" fo:font-size="6pt" style:font-size-asian="6pt"/>
    </style:style>
    <style:style style:name="T45" style:parent-style-name="Absatz-Standardschriftart" style:family="text">
      <style:text-properties style:font-name="Symbol" fo:font-size="6pt" style:font-size-asian="6pt"/>
    </style:style>
    <style:style style:name="T46" style:parent-style-name="Absatz-Standardschriftart" style:family="text">
      <style:text-properties style:font-name="Symbol" fo:font-size="6pt" style:font-size-asian="6pt"/>
    </style:style>
    <style:style style:name="T47" style:parent-style-name="Absatz-Standardschriftart" style:family="text">
      <style:text-properties style:font-name="Symbol" fo:font-size="6pt" style:font-size-asian="6pt"/>
    </style:style>
    <style:style style:name="T48" style:parent-style-name="Absatz-Standardschriftart" style:family="text">
      <style:text-properties style:font-name="Symbol" fo:font-size="6pt" style:font-size-asian="6pt"/>
    </style:style>
    <style:style style:name="T49" style:parent-style-name="Absatz-Standardschriftart" style:family="text">
      <style:text-properties style:font-name="Symbol" fo:font-size="6pt" style:font-size-asian="6pt"/>
    </style:style>
    <style:style style:name="T50" style:parent-style-name="Absatz-Standardschriftart" style:family="text">
      <style:text-properties style:font-name="Symbol" fo:font-size="6pt" style:font-size-asian="6pt"/>
    </style:style>
    <style:style style:name="T51" style:parent-style-name="Absatz-Standardschriftart" style:family="text">
      <style:text-properties style:font-name="Symbol" fo:font-size="6pt" style:font-size-asian="6pt"/>
    </style:style>
    <style:style style:name="T52" style:parent-style-name="Absatz-Standardschriftart" style:family="text">
      <style:text-properties style:font-name="Symbol" fo:font-size="6pt" style:font-size-asian="6pt"/>
    </style:style>
    <style:style style:name="T53" style:parent-style-name="Absatz-Standardschriftart" style:family="text">
      <style:text-properties style:font-name="Symbol" fo:font-size="6pt" style:font-size-asian="6pt"/>
    </style:style>
    <style:style style:name="T54" style:parent-style-name="Absatz-Standardschriftart" style:family="text">
      <style:text-properties style:font-name="Symbol" fo:font-size="6pt" style:font-size-asian="6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style:wrap="parallel" style:wrap-contour="false" style:writing-mode="lr-tb" draw:opacity="100%" style:horizontal-rel="page-content" style:vertical-rel="paragraph" style:horizontal-pos="right" style:vertical-pos="from-top" draw:auto-grow-width="true" draw:auto-grow-height="true"/>
      <style:paragraph-properties/>
    </style:style>
  </office:automatic-styles>
  <office:master-styles>
    <style:master-page style:name="MP0" style:page-layout-name="PL0">
      <style:header>
        <text:p text:style-name="P2"><text:span text:style-name="T3"><draw:frame draw:z-index="251660288" draw:id="id0" draw:style-name="a0" draw:name="Frame2" text:anchor-type="paragraph" svg:x="0in" svg:y="0.00069in" svg:width="0.01597in" svg:height="0.14583in" style:rel-width="scale" style:rel-height="scale-min"><draw:text-box><text:p text:style-name="Header"/></draw:text-box><svg:desc/></draw:frame></text:span><text:span text:style-name="T4"><text:tab/></text:span><text:span text:style-name="T5"><text:tab/></text:span></text:p>
        <text:p text:style-name="P6"/>
        <text:p text:style-name="P7"/>
      </style:header>
      <style:footer>
        <text:p text:style-name="P8"><text:span text:style-name="T9">Vorstand: Dr. Enno Bialas, Jan Hacker, Rainer Schommer <text:s/></text:span><text:span text:style-name="T10"></text:span><text:span text:style-name="T11"><text:line-break/>Aufsichtsrat: Prof. Dr. Dr. h. c. Peter Oberender (Vorsitzender), Prof. Dr. Hartwig Bauer, Karl-Ferdinand Prinz von Thurn und Taxis <text:s/></text:span><text:span text:style-name="T12"></text:span></text:p>
        <text:p text:style-name="P13"><text:span text:style-name="T14">Sitz der Gesellschaft: Bayreuth, Amtsgericht Bayreuth HRB 4267 <text:s/></text:span><text:span text:style-name="T15"></text:span><text:span text:style-name="T16"><text:s text:c="2"/>Steuernummer: 208 120 20138 <text:s/></text:span><text:span text:style-name="T17"></text:span><text:span text:style-name="T18"><text:s text:c="2"/>UST-ID DE246549731 <text:s/></text:span><text:span text:style-name="T19"></text:span></text:p>
        <text:p text:style-name="P20">Bankverbindung: <text:s/>Deutsche Bank, Kto.: 8 705 071, BLZ: 760 700 24 <text:s/></text:p>
      </style:footer>
    </style:master-page>
    <style:master-page style:next-style-name="MP0" style:name="MPF0" style:page-layout-name="PL0">
      <style:header>
        <text:p text:style-name="P21"/>
      </style:header>
      <style:footer>
        <text:p text:style-name="P22"><text:span text:style-name="T23"></text:span><text:span text:style-name="T24"></text:span><text:span text:style-name="T25"></text:span><text:span text:style-name="T26"></text:span><text:span text:style-name="T27"></text:span><text:span text:style-name="T28"></text:span><text:span text:style-name="T29"></text:span><text:span text:style-name="T30"></text:span><text:span text:style-name="T31"><text:line-break/></text:span><text:span text:style-name="T32"></text:span><text:span text:style-name="T33"></text:span><text:span text:style-name="T34"></text:span><text:span text:style-name="T35"></text:span><text:span text:style-name="T36"></text:span><text:span text:style-name="T37"></text:span><text:span text:style-name="T38"></text:span><text:span text:style-name="T39"></text:span><text:span text:style-name="T40"></text:span><text:span text:style-name="T41"><text:line-break/></text:span><text:span text:style-name="T42"></text:span><text:span text:style-name="T43"></text:span><text:span text:style-name="T44"></text:span><text:span text:style-name="T45"></text:span><text:span text:style-name="T46"></text:span><text:span text:style-name="T47"></text:span><text:span text:style-name="T48"><text:line-break/></text:span><text:span text:style-name="T49"></text:span><text:span text:style-name="T50"></text:span><text:span text:style-name="T51"></text:span><text:span text:style-name="T52"></text:span><text:span text:style-name="T53"></text:span><text:span text:style-name="T54">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Aufträge aus Lexware Faktura Plus nach Word</dc:title>
    <meta:initial-creator>Nicola Bauer</meta:initial-creator>
    <dc:creator>User</dc:creator>
    <meta:creation-date>2010-10-07T13:19:00Z</meta:creation-date>
    <dc:date>2010-10-07T13:19:00Z</dc:date>
    <meta:print-date>2000-08-24T13:40:00Z</meta:print-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31" meta:character-count="958" meta:row-count="6" meta:non-whitespace-character-count="828"/>
  </office:meta>
</office:document-meta>
</file>